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7026" officeooo:paragraph-rsid="00137026"/>
    </style:style>
    <style:style style:name="P2" style:family="paragraph" style:parent-style-name="Standard" style:list-style-name="L1">
      <style:text-properties officeooo:paragraph-rsid="0011a7a9"/>
    </style:style>
    <style:style style:name="P3" style:family="paragraph" style:parent-style-name="Standard" style:list-style-name="L1">
      <style:text-properties officeooo:rsid="0011a7a9" officeooo:paragraph-rsid="0011a7a9"/>
    </style:style>
    <style:style style:name="P4" style:family="paragraph" style:parent-style-name="Standard">
      <style:text-properties officeooo:paragraph-rsid="0011a7a9"/>
    </style:style>
    <style:style style:name="P5" style:family="paragraph" style:parent-style-name="Standard" style:list-style-name="L6">
      <style:text-properties officeooo:rsid="001353b4" officeooo:paragraph-rsid="001353b4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15510e" officeooo:paragraph-rsid="0015510e" style:font-style-asian="normal" style:font-style-complex="normal"/>
    </style:style>
    <style:style style:name="P7" style:family="paragraph" style:parent-style-name="Standard" style:master-page-name="">
      <style:paragraph-properties fo:margin-left="1.499cm" fo:margin-right="-0.4cm" fo:text-indent="-1.499cm" style:auto-text-indent="false" style:page-number="auto"/>
      <style:text-properties fo:font-weight="bold" officeooo:rsid="000fd404" officeooo:paragraph-rsid="000fd404" style:font-weight-asian="bold" style:font-weight-complex="bold"/>
    </style:style>
    <style:style style:name="P8" style:family="paragraph" style:parent-style-name="Standard">
      <style:paragraph-properties fo:margin-left="1.499cm" fo:margin-right="-0.4cm" fo:text-indent="-1.499cm" style:auto-text-indent="false"/>
      <style:text-properties style:text-underline-style="solid" style:text-underline-width="auto" style:text-underline-color="font-color" officeooo:rsid="000fd404" officeooo:paragraph-rsid="000fd404"/>
    </style:style>
    <style:style style:name="P9" style:family="paragraph" style:parent-style-name="Standard">
      <style:paragraph-properties fo:margin-left="1.499cm" fo:margin-right="-0.4cm" fo:text-indent="-1.499cm" style:auto-text-indent="false"/>
      <style:text-properties style:text-underline-style="solid" style:text-underline-width="auto" style:text-underline-color="font-color" officeooo:rsid="000fd404" officeooo:paragraph-rsid="0011a7a9"/>
    </style:style>
    <style:style style:name="P10" style:family="paragraph" style:parent-style-name="Standard" style:list-style-name="L5">
      <style:paragraph-properties fo:margin-left="2.501cm" fo:margin-right="0cm" fo:text-indent="-0.635cm" style:auto-text-indent="false"/>
      <style:text-properties officeooo:paragraph-rsid="0011a7a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46d1"/>
    </style:style>
    <style:style style:name="T3" style:family="text">
      <style:text-properties style:text-underline-style="none" officeooo:rsid="0011a7a9"/>
    </style:style>
    <style:style style:name="T4" style:family="text">
      <style:text-properties style:text-underline-style="solid" style:text-underline-width="auto" style:text-underline-color="font-color" officeooo:rsid="0011a7a9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oft-page-break/>Approve Shift Change</text:p>
      <text:p text:style-name="P8">Scope:<text:span text:style-name="T1"> Administrata</text:span></text:p>
      <text:p text:style-name="P8">Level:<text:span text:style-name="T1"> System</text:span></text:p>
      <text:p text:style-name="P8">Primary Actor:<text:span text:style-name="T1"> Managers</text:span></text:p>
      <text:p text:style-name="P8">Stakeholders and Interests:<text:span text:style-name="T1"> <text:tab/>Owner: Wants to exercise control over employees' work hours</text:span></text:p>
      <text:p text:style-name="P8"><text:span text:style-name="T1"><text:tab/><text:tab/><text:tab/><text:tab/>Managers: Want to control which employees are around during th</text:span><text:span text:style-name="T2">eir </text:span><text:span text:style-name="T1">shifts</text:span></text:p>
      <text:p text:style-name="P8"><text:span text:style-name="T1"><text:tab/><text:tab/><text:tab/><text:tab/>Employees: Want to be able to have their shift change requests approved</text:span></text:p>
      <text:p text:style-name="P8">Preconditions:<text:span text:style-name="T1"> <text:tab/>- There must an outstanding shift change request two employees have agreed to</text:span></text:p>
      <text:p text:style-name="P8"><text:span text:style-name="T1"><text:tab/><text:tab/>- There must be a manager for the day of the shift the request is exchanging</text:span></text:p>
      <text:p text:style-name="P8">Success Guarantee:<text:span text:style-name="T1"> The shift must be assigned to another employee, and/or the Employees must be notified of </text:span><text:span text:style-name="T3">the approval status of the request.</text:span></text:p>
      <text:p text:style-name="P9">Main Success Scenario:</text:p>
      <text:list xml:id="list9031048845936942919" text:style-name="L1">
        <text:list-item>
          <text:p text:style-name="P2"><text:span text:style-name="T3">Manager receives message alerting them to a request</text:span></text:p>
        </text:list-item>
        <text:list-item>
          <text:p text:style-name="P3"><text:span text:style-name="T1">They click on the message and are taken to the approval page</text:span></text:p>
        </text:list-item>
        <text:list-item>
          <text:p text:style-name="P3"><text:span text:style-name="T1">They can click either on “Approve” or “Deny”</text:span></text:p>
        </text:list-item>
      </text:list>
      <text:list xml:id="list4121310441748033662" text:style-name="L5">
        <text:list-item>
          <text:p text:style-name="P10"><text:span text:style-name="T3">If approved, the shift is exchanged between the two employees</text:span></text:p>
        </text:list-item>
      </text:list>
      <text:list xml:id="list174135236216699" text:continue-list="list9031048845936942919" text:style-name="L1">
        <text:list-item>
          <text:p text:style-name="P3"><text:span text:style-name="T1">Both employees involved in the request are sent messages alerting them to the manager's decision.</text:span></text:p>
        </text:list-item>
      </text:list>
      <text:p text:style-name="P4"><text:span text:style-name="T4">Extensions:</text:span><text:span text:style-name="T3"> </text:span></text:p>
      <text:list xml:id="list7212327924162932577" text:style-name="L6">
        <text:list-item>
          <text:p text:style-name="P5"><text:span text:style-name="T3">M</text:span><text:span text:style-name="T1">anager can also arrive at the approval page via a menu option (View Pending Requests) on the home screen</text:span></text:p>
        </text:list-item>
        <text:list-item>
          <text:p text:style-name="P5"><text:span text:style-name="T1">If the database connection is reset, the program will have to exit gracefully, and restore any erroneous changes. Then, it will re-attempt to connect to the database.</text:span></text:p>
          <text:list>
            <text:list-item>
              <text:p text:style-name="P5"><text:span text:style-name="T1">If the connection cannot be re-established within 2 attempts, it will alert the user via popup</text:span></text:p>
            </text:list-item>
          </text:list>
        </text:list-item>
      </text:list>
      <text:p text:style-name="P1">Technology and Data Variation List:<text:span text:style-name="T1"> None</text:span></text:p>
      <text:p text:style-name="P1"/>
      <text:p text:style-name="P1">Frequency of Occurence:<text:span text:style-name="T1"> </text:span><text:span text:style-name="T6">Depends on business practices; can range from never to very frequently.</text:span></text:p>
      <text:p text:style-name="P1"/>
      <text:p text:style-name="P6"><text:span text:style-name="T5">Open Issue:</text:span><text:span text:style-name="T6"> It is unknown how often this will be used by varrying businesses, since some businesses will want to require approval for all requests, some requests, or no reque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021cm" fo:margin-right="1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</meta:initial-creator>
    <meta:creation-date>2014-10-21T16:53:40.676752882</meta:creation-date>
    <dc:date>2014-10-21T17:41:33.314886895</dc:date>
    <dc:creator>Erik </dc:creator>
    <meta:editing-duration>PT30M52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2" meta:paragraph-count="23" meta:word-count="275" meta:character-count="1665" meta:non-whitespace-character-count="1408"/>
  </office:meta>
</office:document-meta>
</file>